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HAN NOM A" svg:font-family="'HAN NOM A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061f" officeooo:paragraph-rsid="00070b77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00061f" officeooo:paragraph-rsid="00070b77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officeooo:rsid="0000061f" officeooo:paragraph-rsid="00070b77" style:font-size-asian="14pt" style:font-style-asian="italic" style:font-size-complex="14pt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normal" officeooo:rsid="00070b77" officeooo:paragraph-rsid="00070b77" style:font-style-asian="normal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070b77" officeooo:paragraph-rsid="00070b77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tyle="italic" officeooo:rsid="000968a5" officeooo:paragraph-rsid="000968a5" style:font-style-asian="italic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tyle="italic" fo:font-weight="normal" officeooo:rsid="000968a5" officeooo:paragraph-rsid="000968a5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4pt" fo:font-style="italic" officeooo:rsid="0000061f" officeooo:paragraph-rsid="00070b77" style:font-size-asian="14pt" style:font-style-asian="italic" style:font-size-complex="14pt" style:font-style-complex="italic"/>
    </style:style>
    <style:style style:name="P9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070b77" officeooo:paragraph-rsid="00070b77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officeooo:rsid="00070b77" officeooo:paragraph-rsid="00070b77" style:font-size-asian="14pt" style:font-style-asian="normal" style:font-size-complex="14pt" style:font-style-complex="normal"/>
    </style:style>
    <style:style style:name="P11" style:family="paragraph" style:parent-style-name="Standard">
      <style:paragraph-properties fo:text-align="center" style:justify-single-word="false"/>
      <style:text-properties officeooo:rsid="00070b77" officeooo:paragraph-rsid="00070b77"/>
    </style:style>
    <style:style style:name="P12" style:family="paragraph" style:parent-style-name="Standard">
      <style:paragraph-properties fo:text-align="center" style:justify-single-word="false"/>
      <style:text-properties fo:font-size="12pt" fo:font-style="italic" officeooo:rsid="0000061f" officeooo:paragraph-rsid="00070b77" style:font-size-asian="12pt" style:font-style-asian="italic" style:font-size-complex="12pt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style="normal" officeooo:rsid="00070b77" officeooo:paragraph-rsid="00070b77" style:font-style-asian="normal" style:font-style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7e078" style:font-size-asian="14pt" style:font-size-complex="14pt"/>
    </style:style>
    <style:style style:name="T3" style:family="text">
      <style:text-properties fo:font-size="14pt" officeooo:rsid="000b83c1" style:font-size-asian="14pt" style:font-size-complex="14pt"/>
    </style:style>
    <style:style style:name="T4" style:family="text">
      <style:text-properties officeooo:rsid="000968a5"/>
    </style:style>
    <style:style style:name="T5" style:family="text">
      <style:text-properties officeooo:rsid="0009fad6"/>
    </style:style>
    <style:style style:name="T6" style:family="text">
      <style:text-properties officeooo:rsid="000b83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leinformática e Redes 2 – 1/2015</text:p>
      <text:p text:style-name="P2"/>
      <text:p text:style-name="P5">Projeto da Disciplina</text:p>
      <text:p text:style-name="P1"/>
      <text:p text:style-name="P11">Gabriel <text:span text:style-name="T4">de Carvalho Ferreira </text:span></text:p>
      <text:p text:style-name="P7">10/0101968</text:p>
      <text:p text:style-name="P11">Gustavo <text:span text:style-name="T4">de Almeida</text:span></text:p>
      <text:p text:style-name="P6">10/0012183</text:p>
      <text:p text:style-name="P1">Matheus Y. Matsumoto</text:p>
      <text:p text:style-name="P12">10/0017967</text:p>
      <text:p text:style-name="P3"/>
      <text:p text:style-name="P9"/>
      <text:p text:style-name="P9">1. Identificação dos principais desafios do sistema e descrição de como os mesmos serão solucionados.</text:p>
      <text:p text:style-name="P10"/>
      <text:p text:style-name="P10"><text:tab/><text:span text:style-name="T5">Os p</text:span>rincipais desafio<text:span text:style-name="T5">s são o</text:span> balanceamento de arquivos, troca de arquivos, <text:span text:style-name="T5">fazê-lo </text:span>distribuído, <text:span text:style-name="T5">a </text:span>gerencia dos nós, <text:span text:style-name="T5">entrada e saída dos nós e a redundância.</text:span></text:p>
      <text:p text:style-name="P10"><text:tab/><text:span text:style-name="T6">O sistema tem que gerenciar a quantidade de arquivos em cada nó, dependendo da entrada dos nós e saída de nós, e upload de arquivos nos nós, e manter os número de arquivos balanceado na rede.</text:span></text:p>
      <text:p text:style-name="P10"/>
      <text:p text:style-name="P10"/>
      <text:p text:style-name="P9">2. Descrição de como cada requisito será implementado no sistema.</text:p>
      <text:p text:style-name="P10"><text:s text:c="2"/></text:p>
      <text:p text:style-name="P4"><text:span text:style-name="T1"><text:tab/></text:span><text:span text:style-name="T3">O s</text:span><text:span text:style-name="T2">istema </text:span><text:span text:style-name="T3">será baseado em tr</text:span><text:span text:style-name="T2">ês camadas</text:span><text:span text:style-name="T3">:</text:span><text:span text:style-name="T2"> Web, Arquivos, Comunicação, </text:span><text:span text:style-name="T3">a parte Web implementa um servidor web com requisições POST e GET para a interface com o usuário, essa interface terá entrada de dados que será o nome para Login, e upload de arquivos, e também o usuário poderá deletar os arquivos, a saída será a árvore dos arquivos.</text:span></text:p>
      <text:p text:style-name="P4"><text:span text:style-name="T3"><text:tab/>A camada de Arquivos ira receber estes arquivos, e gerenciar quais e quantos arquivos todas as maquinas dentro da rede tem, e com isso faz um cálculo para o balanceamento. Recebe informação da camada de comunicação de quais e quantos arquivos cada nó da rede tem, e faz requisições se precisa de balanceamento.</text:span></text:p>
      <text:p text:style-name="P4"><text:span text:style-name="T3"><text:tab/>A parte de comunicação irá verificar se há novos nós na rede, e gerenciar se estes nós ainda estão na rede, e irá mandar os arquivos e receber arquivos de acordo com a informação da camada de Arquivos.</text:span></text:p>
      <text:p text:style-name="P10"><text:soft-page-break/></text:p>
      <text:p text:style-name="P9">3. Descrição detalhada do(s) protocolo(s) de comunicação implementado(s).</text:p>
      <text:p text:style-name="P10"><text:s text:c="2"/></text:p>
      <text:p text:style-name="P4"><text:span text:style-name="T1"><text:tab/></text:span><text:span text:style-name="T2">Protocolos de comunicação, entrada de nós, troca de arquivos, saída de nós,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HAN NOM A" svg:font-family="'HAN NOM 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HAN NOM A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HAN NOM A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HAN NOM A" style:font-family-asian="'HAN NOM A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14:35:19.328726096</meta:creation-date>
    <dc:date>2015-07-03T15:49:36.271313011</dc:date>
    <meta:editing-duration>PT36M42S</meta:editing-duration>
    <meta:editing-cycles>6</meta:editing-cycles>
    <meta:generator>LibreOffice/4.3.7.2$Linux_X86_64 LibreOffice_project/430m0$Build-2</meta:generator>
    <meta:document-statistic meta:table-count="0" meta:image-count="0" meta:object-count="0" meta:page-count="2" meta:paragraph-count="19" meta:word-count="277" meta:character-count="1670" meta:non-whitespace-character-count="1397"/>
  </office:meta>
</office:document-meta>
</file>